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style:font-size-asian="8pt" style:font-size-complex="8pt"/>
    </style:style>
    <style:style style:name="P2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P3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normal" style:font-size-asian="8pt" style:font-weight-asian="normal" style:font-size-complex="8pt" style:font-weight-complex="normal"/>
    </style:style>
    <style:style style:name="P4" style:family="paragraph" style:parent-style-name="Standard" style:master-page-name="">
      <style:paragraph-properties fo:margin-left="0cm" fo:margin-right="0cm" fo:text-indent="0cm" style:auto-text-indent="false" style:page-number="auto"/>
      <style:text-properties style:font-name="Verdana" fo:font-size="8pt" fo:language="en" fo:country="US" style:font-size-asian="8pt" style:font-size-complex="8pt"/>
    </style:style>
    <style:style style:name="P5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style:font-size-asian="8pt" style:font-size-complex="8pt"/>
    </style:style>
    <style:style style:name="P6" style:family="paragraph" style:parent-style-name="Standard">
      <style:paragraph-properties fo:margin-left="0cm" fo:margin-right="0cm" fo:text-indent="0cm" style:auto-text-indent="false"/>
      <style:text-properties style:font-name="Verdana" fo:font-size="8pt" fo:language="en" fo:country="US" fo:font-weight="bold" style:font-size-asian="8pt" style:font-weight-asian="bold" style:font-size-complex="8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basic:</text:p>
      <text:p text:style-name="P1">ls -al</text:p>
      <text:p text:style-name="P1"><text:span text:style-name="T1">ls -R</text:span> //show all, child directories also</text:p>
      <text:p text:style-name="P1"><text:span text:style-name="T1">ls -dl </text:span>//show cur dir attributes</text:p>
      <text:p text:style-name="P1">~ <text:s/>//tilda, home directory</text:p>
      <text:p text:style-name="P1"><text:span text:style-name="T1">~/.profile</text:span> //non login params</text:p>
      <text:p text:style-name="P1"><text:span text:style-name="T1">/home/ </text:span>//absolut path begin with slash</text:p>
      <text:p text:style-name="P2">pwd </text:p>
      <text:p text:style-name="P2">echo $VarName</text:p>
      <text:p text:style-name="P2">env</text:p>
      <text:p text:style-name="P2">varName=”hello”</text:p>
      <text:p text:style-name="P1"><text:span text:style-name="T1">bash </text:span>//start child bash session</text:p>
      <text:p text:style-name="P1"><text:span text:style-name="T1">export VarName</text:span> //export to all child sessions</text:p>
      <text:p text:style-name="P1"><text:span text:style-name="T1">nano, vim, cat </text:span><text:span text:style-name="T2">//view/edit file programs </text:span></text:p>
      <text:p text:style-name="P1"><text:span text:style-name="T1">cat filename</text:span><text:span text:style-name="T2"> //just view file</text:span></text:p>
      <text:p text:style-name="P1"><text:span text:style-name="T1">touch filename </text:span>//create file</text:p>
      <text:p text:style-name="P1"><text:span text:style-name="T1">mkdir dirName </text:span>//create new directory </text:p>
      <text:p text:style-name="P1"><text:span text:style-name="T1">cp f1 f2</text:span> //copy file f1 to f2</text:p>
      <text:p text:style-name="P2">cp -R old new <text:span text:style-name="T2">// rec old dir in to new</text:span></text:p>
      <text:p text:style-name="P1"><text:span text:style-name="T1">mv f1 f2</text:span> //move file f1 to f2</text:p>
      <text:p text:style-name="P2">mv a b c dir/</text:p>
      <text:p text:style-name="P1"><text:span text:style-name="T1">rm file</text:span> //delete file</text:p>
      <text:p text:style-name="P1"><text:span text:style-name="T1">man wget </text:span>//user manual for wyget command</text:p>
      <text:p text:style-name="P1"><text:span text:style-name="T1">apt-get</text:span> //update and install new software</text:p>
      <text:p text:style-name="P2">yum <text:span text:style-name="T2">//redhat &amp; fedora: update and install new sowftware</text:span></text:p>
      <text:p text:style-name="P1"><text:span text:style-name="T1">info</text:span> //show info </text:p>
      <text:p text:style-name="P1"><text:span text:style-name="T1">locate filename </text:span>//get path to the file</text:p>
      <text:p text:style-name="P1"><text:span text:style-name="T1">tar</text:span> //archive files</text:p>
      <text:p text:style-name="P1"><text:span text:style-name="T1">tar czf arch.tar.gz dirname</text:span> //archive (&amp; zip)</text:p>
      <text:p text:style-name="P1"><text:span text:style-name="T1">tar xzf arch.tar.gz</text:span> //”untar”</text:p>
      <text:p text:style-name="P1"><text:span text:style-name="T1">unzip</text:span><text:tab/>//zip filename</text:p>
      <text:p text:style-name="P1"><text:span text:style-name="T1">wget http://../file.txt </text:span><text:s/>//download file.txt</text:p>
      <text:p text:style-name="P1"><text:span text:style-name="T1">curl http//../file1 </text:span>//download file</text:p>
      <text:p text:style-name="P1"><text:span text:style-name="T1">cat file | grep hi</text:span> //only lines with “hi”</text:p>
      <text:p text:style-name="P1"><text:span text:style-name="T1">cat file</text:span> <text:span text:style-name="T1">&gt;&gt; f2</text:span> //print “redirect” to file f2</text:p>
      <text:p text:style-name="P1"><text:span text:style-name="T1">cat file</text:span> <text:span text:style-name="T1">&gt; f2</text:span> //same but overwrites</text:p>
      <text:p text:style-name="P1">&lt; //input redirection</text:p>
      <text:p text:style-name="P1"><text:span text:style-name="T1">less f </text:span>// display f with paging: (space, b, q, /)</text:p>
      <text:p text:style-name="P1"><text:span text:style-name="T1">head/tail filename </text:span>//beginning/end of file</text:p>
      <text:p text:style-name="P1"><text:span text:style-name="T1">wc f1</text:span> //nbr of words f1 contains</text:p>
      <text:p text:style-name="P1"><text:span text:style-name="T1">cat file | sort -n </text:span>//show in ascending order</text:p>
      <text:p text:style-name="P1"><text:span text:style-name="T1">chmod +x s1.sh </text:span>//make s1 executable</text:p>
      <text:p text:style-name="P1"><text:span text:style-name="T1">reset <text:s/></text:span>//reset terminal</text:p>
      <text:p text:style-name="P1"/>
      <text:p text:style-name="P1">Linux Dir Structure:</text:p>
      <text:p text:style-name="P2">/home <text:s/><text:span text:style-name="T2">//users home dirs</text:span></text:p>
      <text:p text:style-name="P2">/usr <text:span text:style-name="T2">//user programs, bins, libs, doc..</text:span></text:p>
      <text:p text:style-name="P2">/etc<text:span text:style-name="T2"> //config files req by programs</text:span></text:p>
      <text:p text:style-name="P2"><text:tab/>/etc/skel <text:span text:style-name="T2">//skeleton for new user</text:span></text:p>
      <text:p text:style-name="P2"><text:tab/>/etc/passowd <text:span text:style-name="T2">//info on users</text:span></text:p>
      <text:p text:style-name="P1"><text:span text:style-name="T1">/bin </text:span>//command used by all users</text:p>
      <text:p text:style-name="P1"><text:span text:style-name="T1">/sbin</text:span> //commands used by sys admin</text:p>
      <text:p text:style-name="P1"><text:span text:style-name="T1">/dev </text:span>//device files, drivers etc</text:p>
      <text:p text:style-name="P1"><text:span text:style-name="T1">/var </text:span>//variable files eg expected to grow</text:p>
      <text:p text:style-name="P1"><text:tab/>/var/log //most log files</text:p>
      <text:p text:style-name="P1"><text:span text:style-name="T1">/lib</text:span> //system libs for /bin and /sbin</text:p>
      <text:p text:style-name="P1"><text:span text:style-name="T1">/opt </text:span>//optional add-on applications</text:p>
      <text:p text:style-name="P1"><text:span text:style-name="T1">/srv</text:span> //server specific services related data</text:p>
      <text:p text:style-name="P1"><text:span text:style-name="T1">/sys </text:span>//state of harware</text:p>
      <text:p text:style-name="P1"/>
      <text:p text:style-name="P1"/>
      <text:p text:style-name="P1">Linux OS:</text:p>
      <text:p text:style-name="P1">“Distribution” //OS flavor (ex ubuntu, android..)</text:p>
      <text:p text:style-name="P1"/>
      <text:p text:style-name="P2">OS Commands:</text:p>
      <text:p text:style-name="P1"><text:span text:style-name="T1">df -h</text:span> //display all mounted devices</text:p>
      <text:p text:style-name="P1"><text:span text:style-name="T1">ps aux </text:span>//dispaly all running processes</text:p>
      <text:p text:style-name="P1"><text:span text:style-name="T1">top</text:span> //sort processes by cpu usage</text:p>
      <text:p text:style-name="P1"><text:span text:style-name="T1">free -h</text:span> //system memory (RAM)</text:p>
      <text:p text:style-name="P2">network:</text:p>
      <text:p text:style-name="P2">ip route show <text:span text:style-name="T2">//router info</text:span></text:p>
      <text:p text:style-name="P2">route <text:span text:style-name="T2">//router info (older)</text:span></text:p>
      <text:p text:style-name="P2">sudo dhclient <text:span text:style-name="T2">//get an ip address from server</text:span></text:p>
      <text:p text:style-name="P2">ip addr show<text:span text:style-name="T2"> //show ip addresses </text:span></text:p>
      <text:p text:style-name="P2">ifconfig<text:span text:style-name="T2"> //show ip addresses (older)</text:span></text:p>
      <text:p text:style-name="P2">netstat <text:span text:style-name="T2">//details on network connections</text:span></text:p>
      <text:p text:style-name="P2">host url<text:span text:style-name="T2"> //dns-server info (dns to ip)</text:span></text:p>
      <text:p text:style-name="P2">ping ip-address <text:span text:style-name="T2">//check if server is alive</text:span></text:p>
      <text:p text:style-name="P2">cat /etc/hosts <text:span text:style-name="T2">//local dns-indexes '</text:span></text:p>
      <text:p text:style-name="P2">USERS:</text:p>
      <text:p text:style-name="P1"><text:span text:style-name="T1">cat /etc/passwd </text:span><text:span text:style-name="T2">//account data each user</text:span></text:p>
      <text:p text:style-name="P1"><text:span text:style-name="T1"><text:tab/><text:tab/> <text:s/></text:span><text:span text:style-name="T2">//(sys users included)</text:span></text:p>
      <text:p text:style-name="P1"><text:span text:style-name="T1">cat /etc/group </text:span>//group data each group</text:p>
      <text:p text:style-name="P1"><text:span text:style-name="T1">id username</text:span> //show groups member of</text:p>
      <text:p text:style-name="P1"><text:span text:style-name="T1">who </text:span>//user currently loged in</text:p>
      <text:p text:style-name="P1"><text:span text:style-name="T1">sudo useradd -m mario</text:span> //create user mario</text:p>
      <text:p text:style-name="P1"><text:span text:style-name="T1">sudo passwd mario</text:span> //create passwrd for mario</text:p>
      <text:p text:style-name="P1"><text:span text:style-name="T1">sudo groupadd newG</text:span> //create new group</text:p>
      <text:p text:style-name="P1"><text:span text:style-name="T1">sudo chown :somegroup dirname</text:span> <text:tab/><text:tab/><text:tab/>//somegroup is now owner(full <text:tab/><text:tab/>power) of dirname </text:p>
      <text:p text:style-name="P1"><text:span text:style-name="T1">sudo usermod -a -G somegroup mario <text:tab/><text:tab/><text:tab/></text:span>//mario is member of somegr.</text:p>
      <text:p text:style-name="P1"><text:span text:style-name="T1">sudo chmod g+w dirname </text:span>//group members <text:tab/><text:tab/>write access</text:p>
      <text:p text:style-name="P1"><text:span text:style-name="T1">su mario </text:span>//switch user to mario</text:p>
      <text:p text:style-name="P1">-d<text:span text:style-name="T1">rwx</text:span>rwx<text:span text:style-name="T1">rwx </text:span><text:span text:style-name="T2">//dir, user per., group per., other <text:tab/><text:tab/>//users (root not included)</text:span></text:p>
      <text:p text:style-name="P3">-drw... root mario .. //root: owner, <text:s/>group:mario</text:p>
      <text:p text:style-name="P3"><text:tab/><text:tab/>//NOTE: each user own group</text:p>
      <text:p text:style-name="P1"><text:span text:style-name="T1">chmod u|g|o+rwx <text:s/>f1 </text:span><text:span text:style-name="T2">//user, group or others </text:span></text:p>
      <text:p text:style-name="P1"><text:span text:style-name="T1">chmod 777 f1 </text:span><text:span text:style-name="T2">//u, g, o (1+2+4)</text:span></text:p>
      <text:p text:style-name="P1"><text:span text:style-name="T1">chmod +s dirname </text:span><text:span text:style-name="T2">//stickyvalue: only owner <text:tab/><text:tab/> <text:s text:c="4"/>can delete file</text:span></text:p>
      <text:p text:style-name="P1"><text:span text:style-name="T1">ln -s f1 f2</text:span><text:span text:style-name="T2"> //now “link” f2 points to f1</text:span></text:p>
      <text:p text:style-name="P1"/>
      <text:p text:style-name="P1"/>
      <text:p text:style-name="P1"/>
      <text:p text:style-name="P2">BASH:</text:p>
      <text:p text:style-name="P1"><text:span text:style-name="T1">#!/bin/bash </text:span>//shabeng start of script</text:p>
      <text:p text:style-name="P1"><text:span text:style-name="T1">declare -i number</text:span> //declare variable as integer</text:p>
      <text:p text:style-name="P1"><text:span text:style-name="T1">read number1 </text:span>//read from input</text:p>
      <text:p text:style-name="P1">total = $nymber1 //existing variables dollar-sign</text:p>
      <text:p text:style-name="P1">for -i in {0..10..2} //loop</text:p>
      <text:p text:style-name="P1">if test $text1 != $text2; then</text:p>
      <text:p text:style-name="P1">while [ $counter -gt 2 ]; do</text:p>
      <text:p text:style-name="P1">case $weather in</text:p>
      <text:p text:style-name="P1"/>
      <text:p text:style-name="P2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xx" style:country-asian="none" style:font-name-complex="Arial1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0.332cm" fo:margin-bottom="0.554cm" fo:margin-left="0.42cm" fo:margin-right="0.245cm" style:shadow="none" style:writing-mode="lr-tb" style:footnote-max-height="0cm">
        <style:columns fo:column-count="3" fo:column-gap="0cm">
          <style:column style:rel-width="21845*" fo:start-indent="0cm" fo:end-indent="0cm"/>
          <style:column style:rel-width="21845*" fo:start-indent="0cm" fo:end-indent="0cm"/>
          <style:column style:rel-width="21845*" fo:start-indent="0cm" fo:end-indent="0cm"/>
        </style:columns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orhan mekic</meta:initial-creator>
    <meta:creation-date>2016-07-12T16:52:12.79</meta:creation-date>
    <dc:date>2016-09-25T20:05:58.98</dc:date>
    <dc:creator>orhan mekic</dc:creator>
    <meta:editing-duration>P5DT1H36M25S</meta:editing-duration>
    <meta:editing-cycles>4</meta:editing-cycles>
    <meta:generator>OpenOffice/4.1.1$Win32 OpenOffice.org_project/411m6$Build-9775</meta:generator>
    <meta:document-statistic meta:table-count="0" meta:image-count="0" meta:object-count="0" meta:page-count="1" meta:paragraph-count="104" meta:word-count="577" meta:character-count="3456"/>
  </office:meta>
</office:document-meta>
</file>